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Reader.gener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questReade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Read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Reader.processStream( InputStream input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Reader.getMime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